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H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quoid &amp; hudson 19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quoid &amp; hudson 19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I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quoid &amp; hudson 19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ffreau et al. 2013</text:p>
          </table:table-cell>
          <table:table-cell/>
          <table:table-cell office:value-type="string" calcext:value-type="string">
            <text:p>+ Tsukazaki et al. 2018 ?</text:p>
          </table:table-cell>
          <table:table-cell office:value-type="string" calcext:value-type="string">
            <text:p>VERIF</text:p>
          </table:table-cell>
        </table:table-row>
        <table:table-row table:style-name="ro1">
          <table:table-cell office:value-type="string" calcext:value-type="string">
            <text:p>PLE</text:p>
          </table:table-cell>
          <table:table-cell office:value-type="string" calcext:value-type="string">
            <text:p>yes ??</text:p>
          </table:table-cell>
          <table:table-cell office:value-type="string" calcext:value-type="string">
            <text:p>Tsukazaki et al. 2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zebyk <text:s/>&amp; Berland 19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ntresor et al. 1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</text:p>
          </table:table-cell>
          <table:table-cell office:value-type="string" calcext:value-type="string">
            <text:p>yes ??</text:p>
          </table:table-cell>
          <table:table-cell office:value-type="string" calcext:value-type="string">
            <text:p>Orlova et Morozova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quoid &amp; hudson 19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quoid &amp; hudson 1996</text:p>
          </table:table-cell>
          <table:table-cell/>
          <table:table-cell office:value-type="string" calcext:value-type="string">
            <text:p>(for Porosira at least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5">00/00/0000</text:date>, <text:time style:data-style-name="N2" text:time-value="10:28:30.098922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alie Picoche</meta:initial-creator>
    <meta:creation-date>2021-08-24T14:52:35.306178496</meta:creation-date>
    <dc:date>2021-08-25T15:42:36.290162017</dc:date>
    <dc:creator>Coralie Picoche</dc:creator>
    <meta:editing-duration>PT4H14M27S</meta:editing-duration>
    <meta:editing-cycles>10</meta:editing-cycles>
    <meta:generator>LibreOffice/5.1.6.2$Linux_X86_64 LibreOffice_project/10m0$Build-2</meta:generator>
    <meta:document-statistic meta:table-count="1" meta:cell-count="35" meta:object-count="0"/>
  </office:meta>
</office:document-meta>
</file>